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15c5d2" officeooo:paragraph-rsid="0015c5d2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underline-style="none" officeooo:rsid="0015c5d2" officeooo:paragraph-rsid="0015c5d2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underline-style="none" officeooo:rsid="0017057c" officeooo:paragraph-rsid="0017057c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underline-style="none" officeooo:rsid="0018aa74" officeooo:paragraph-rsid="0018aa74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underline-style="none" officeooo:rsid="0019a628" officeooo:paragraph-rsid="0019a628"/>
    </style:style>
    <style:style style:name="P6" style:family="paragraph" style:parent-style-name="Standard">
      <style:paragraph-properties fo:text-align="start" style:justify-single-word="false" fo:break-before="page"/>
      <style:text-properties fo:color="#000000" loext:opacity="100%" style:text-underline-style="none" officeooo:rsid="0019a628" officeooo:paragraph-rsid="0019a628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underline-style="none" officeooo:rsid="0019a628" officeooo:paragraph-rsid="001c6c90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underline-style="none" officeooo:rsid="001d8f60" officeooo:paragraph-rsid="001d8f60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underline-style="none" officeooo:rsid="001f2c8b" officeooo:paragraph-rsid="001f2c8b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underline-style="none" officeooo:rsid="001f2c8b" officeooo:paragraph-rsid="001fc6b2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underline-style="none" officeooo:rsid="00210ecd" officeooo:paragraph-rsid="00210ec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underline-style="none" officeooo:rsid="0021a5a0" officeooo:paragraph-rsid="0021a5a0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underline-style="none" officeooo:rsid="00220735" officeooo:paragraph-rsid="00220735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underline-style="none" officeooo:rsid="0022198e" officeooo:paragraph-rsid="0022198e"/>
    </style:style>
    <style:style style:name="P15" style:family="paragraph" style:parent-style-name="Standard">
      <style:paragraph-properties fo:text-align="start" style:justify-single-word="false" fo:break-before="page"/>
      <style:text-properties fo:color="#000000" loext:opacity="100%" style:text-underline-style="none" officeooo:rsid="0022198e" officeooo:paragraph-rsid="0022198e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underline-style="none" officeooo:rsid="00235168" officeooo:paragraph-rsid="00235168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underline-style="none" officeooo:rsid="0023e7ae" officeooo:paragraph-rsid="0023e7ae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underline-style="none" officeooo:rsid="0025c23b" officeooo:paragraph-rsid="0025c23b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underline-style="none" officeooo:rsid="00268ba9" officeooo:paragraph-rsid="00268ba9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17057c" officeooo:paragraph-rsid="0017057c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210ecd" officeooo:paragraph-rsid="00210ec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21a5a0" officeooo:paragraph-rsid="0021a5a0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235168" officeooo:paragraph-rsid="00235168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23e7ae" officeooo:paragraph-rsid="0023e7a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268ba9" officeooo:paragraph-rsid="00268ba9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 officeooo:rsid="001c6c90"/>
    </style:style>
    <style:style style:name="T4" style:family="text">
      <style:text-properties officeooo:rsid="001b215a"/>
    </style:style>
    <style:style style:name="T5" style:family="text">
      <style:text-properties officeooo:rsid="001c6c90"/>
    </style:style>
    <style:style style:name="T6" style:family="text">
      <style:text-properties officeooo:rsid="001fc6b2"/>
    </style:style>
    <style:style style:name="T7" style:family="text">
      <style:text-properties officeooo:rsid="0021a5a0"/>
    </style:style>
    <style:style style:name="T8" style:family="text">
      <style:text-properties officeooo:rsid="00244c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économie et son domaine</text:p>
      <text:p text:style-name="P1"/>
      <text:p text:style-name="P2"/>
      <text:p text:style-name="P2"/>
      <text:p text:style-name="P20">Intro</text:p>
      <text:p text:style-name="P20"/>
      <text:p text:style-name="P3">⇒ Les sciences économiques ont beaucoup évolués</text:p>
      <text:p text:style-name="P3"/>
      <text:p text:style-name="P3">⇒ La base des sciences économiques repose sur 3 axes majeurs</text:p>
      <text:p text:style-name="P3"><text:tab/>-L’analyse de l’objet</text:p>
      <text:p text:style-name="P3"><text:tab/>- La présentation des grand axe de l’histoire de la pensé économique</text:p>
      <text:p text:style-name="P3"><text:tab/>-</text:p>
      <text:p text:style-name="P3"/>
      <text:p text:style-name="P20">1) L’objet de la science économiques</text:p>
      <text:p text:style-name="P20"/>
      <text:p text:style-name="P3">⇒ Les individus ont des be<text:span text:style-name="T4">s</text:span>oins</text:p>
      <text:p text:style-name="P3">⇒ Le champ d’étude de ma sciences économiques et de savoir quels sont les besoins et comment les utilise t-il</text:p>
      <text:p text:style-name="P3"/>
      <text:p text:style-name="P20">A) Le sujet économique</text:p>
      <text:p text:style-name="P20"/>
      <text:p text:style-name="P20">⇒ <text:span text:style-name="T1">On peut considérer les besoins des hommes illimité</text:span></text:p>
      <text:p text:style-name="P20">⇒</text:p>
      <text:p text:style-name="P20">⇒</text:p>
      <text:p text:style-name="P20"/>
      <text:p text:style-name="P3">1.1) des besoins illimité</text:p>
      <text:p text:style-name="P3"/>
      <text:p text:style-name="P3">⇒ Un besoin est un sentiment de manque qu’on cherche a combler</text:p>
      <text:p text:style-name="P3"/>
      <text:p text:style-name="P3">⇒ On distingue 3 caractéristiques</text:p>
      <text:p text:style-name="P3"><text:tab/>-La multiplicité</text:p>
      <text:p text:style-name="P3"><text:tab/>-La satiabilité</text:p>
      <text:p text:style-name="P3"><text:tab/>-L’interdépendence</text:p>
      <text:p text:style-name="P3"/>
      <text:p text:style-name="P3">⇒ Les <text:tab/>besoins absolue , <text:span text:style-name="T2">primaires</text:span> sont ressentie par tout le monde</text:p>
      <text:p text:style-name="P3">⇒ Les besoins <text:span text:style-name="T2">secondaire</text:span>, relatif ou sociaux éprouver au contact des autres</text:p>
      <text:p text:style-name="P3"/>
      <text:p text:style-name="P4">⇒ Les besoins primaires sont dénombrables</text:p>
      <text:p text:style-name="P4"><text:tab/>-Mais les secondaires sont illimité, une fois satisfait un autre apparaît</text:p>
      <text:p text:style-name="P4"/>
      <text:p text:style-name="P5">⇒ Pyramide de MASLOW</text:p>
      <text:p text:style-name="P5"><text:tab/>-Hiérarchie de l’ordre d’apparition des besoins</text:p>
      <text:p text:style-name="P7"><text:tab/><text:tab/>-<text:span text:style-name="T5">1</text:span><text:span text:style-name="T3">er</text:span><text:span text:style-name="T5"> besoin physiologique </text:span></text:p>
      <text:p text:style-name="P7"><text:tab/><text:tab/>-<text:span text:style-name="T5">2ème</text:span> besoin de sécurité</text:p>
      <text:p text:style-name="P5"><text:tab/><text:tab/>-<text:span text:style-name="T5">3</text:span>ème besoin sociaux</text:p>
      <text:p text:style-name="P5"><text:tab/><text:tab/>-<text:span text:style-name="T5">4ème besoin d’estime</text:span></text:p>
      <text:p text:style-name="P5"><text:tab/><text:tab/>-<text:span text:style-name="T5">5ème besoin de réalisation de soi</text:span></text:p>
      <text:p text:style-name="P5"/>
      <text:p text:style-name="P6"/>
      <text:p text:style-name="P8">1.2) La variété des ressources</text:p>
      <text:p text:style-name="P8"/>
      <text:p text:style-name="P8">⇒ Les ressources = moyen matériel ou immatériel qui permettent de satisfaire un besoin</text:p>
      <text:p text:style-name="P8"/>
      <text:p text:style-name="P9">⇒ Les ressources sont utilisé et prennent la forme de bien économique </text:p>
      <text:p text:style-name="P9"/>
      <text:p text:style-name="P9">1.3) Des biens limités</text:p>
      <text:p text:style-name="P9"/>
      <text:p text:style-name="P9">⇒ Les biens sont ± rare ⇒ peuvent dépendre de facteur de production rare / ressources naturelle épuisable.</text:p>
      <text:p text:style-name="P9"/>
      <text:p text:style-name="P9"/>
      <text:p text:style-name="P9">1.4) Choix économique et actes de la vie économique</text:p>
      <text:p text:style-name="P9"/>
      <text:p text:style-name="P9">⇒ Chaque individu est conduit à faire des choix économiques afin d’ajuster sa satisfaction des besoins (illimité) à ses ressources (rares)</text:p>
      <text:p text:style-name="P10"><text:tab/>-<text:span text:style-name="T6">Ces choix s’appui</text:span><text:span text:style-name="T7">e</text:span><text:span text:style-name="T6"> sur le calcul économique :</text:span></text:p>
      <text:p text:style-name="P10"><text:span text:style-name="T6"><text:tab/><text:tab/>-La production</text:span></text:p>
      <text:p text:style-name="P10"><text:tab/><text:tab/>-<text:span text:style-name="T6">La répartition</text:span></text:p>
      <text:p text:style-name="P10"><text:tab/><text:tab/>-<text:span text:style-name="T6">La dépense</text:span></text:p>
      <text:p text:style-name="P10"/>
      <text:p text:style-name="P21">B) La nature et la méthode de la science économique</text:p>
      <text:p text:style-name="P11"/>
      <text:p text:style-name="P11">⇒ La science économique = <text:span text:style-name="T2">La science de l’administration des ressources rares</text:span></text:p>
      <text:p text:style-name="P11"/>
      <text:p text:style-name="P11">⇒ Elle s’appuie sur une méthodologie ⇒ 3 champs d’études</text:p>
      <text:p text:style-name="P11"><text:tab/>-La micro économie</text:p>
      <text:p text:style-name="P11"><text:tab/>-La macro économie</text:p>
      <text:p text:style-name="P11"><text:tab/>-La méso économie</text:p>
      <text:p text:style-name="P11"/>
      <text:p text:style-name="P12">2) Les grands courants de la pensée économique</text:p>
      <text:p text:style-name="P12"/>
      <text:p text:style-name="P12">⇒ La science économique retient 3 grands courants</text:p>
      <text:p text:style-name="P12"><text:tab/>-Le libéralisme au 18ème siècle</text:p>
      <text:p text:style-name="P12"><text:tab/>-Le marxisme au 19</text:p>
      <text:p text:style-name="P12"><text:tab/>-Le keynéasianisme pendant 30 glorieuses</text:p>
      <text:p text:style-name="P12"/>
      <text:p text:style-name="P22">A) Le courant libéral</text:p>
      <text:p text:style-name="P22"/>
      <text:p text:style-name="P12">1) Le courant libéral classique</text:p>
      <text:p text:style-name="P12"/>
      <text:p text:style-name="P12">⇒ né pendant la révolution industrielle</text:p>
      <text:p text:style-name="P12"/>
      <text:p text:style-name="P13">⇒ La théorie libéral repose sur 3 points</text:p>
      <text:p text:style-name="P13"><text:tab/>-L’individualisme économique<text:tab/></text:p>
      <text:p text:style-name="P13"><text:tab/>-L’affirmation de la liberté économiques</text:p>
      <text:p text:style-name="P13"><text:tab/>-La permanence de l’équilibre économique </text:p>
      <text:p text:style-name="P13"/>
      <text:p text:style-name="P15">1.2) Le courant libéral néo-classique</text:p>
      <text:p text:style-name="P14"/>
      <text:p text:style-name="P14">⇒ Né pendant la moitié du 19ème siècle</text:p>
      <text:p text:style-name="P14"/>
      <text:p text:style-name="P23">B) Le courant marxiste</text:p>
      <text:p text:style-name="P16"/>
      <text:p text:style-name="P16">⇒ la notion de plus value</text:p>
      <text:p text:style-name="P16">⇒ Les contradiction du capitalisme</text:p>
      <text:p text:style-name="P16">⇒ La propriété collective des moyens de production</text:p>
      <text:p text:style-name="P16"/>
      <text:p text:style-name="P24">C) Le courant keynésien</text:p>
      <text:p text:style-name="P17"/>
      <text:p text:style-name="P17">⇒ Une analyse macro-économique</text:p>
      <text:p text:style-name="P17">⇒ L’existence possible d’une situation durable d’équilibre de sous-emploi</text:p>
      <text:p text:style-name="P17">⇒ <text:span text:style-name="T8">Une intervention nécessaire de l’État</text:span></text:p>
      <text:p text:style-name="P17"/>
      <text:p text:style-name="P18">⇒ Contrairement au classique ⇒ Keynes place son analyse du côté de la demande</text:p>
      <text:p text:style-name="P18"/>
      <text:p text:style-name="P18"/>
      <text:p text:style-name="P25">3) Modèle d’organisation de la société et système économique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07:59:58.080438961</meta:creation-date>
    <dc:date>2022-11-10T08:44:18.881943747</dc:date>
    <meta:editing-duration>PT33M55S</meta:editing-duration>
    <meta:editing-cycles>18</meta:editing-cycles>
    <meta:generator>LibreOffice/7.3.6.2$Linux_X86_64 LibreOffice_project/30$Build-2</meta:generator>
    <meta:document-statistic meta:table-count="0" meta:image-count="0" meta:object-count="0" meta:page-count="3" meta:paragraph-count="72" meta:word-count="467" meta:character-count="2889" meta:non-whitespace-character-count="2455"/>
  </office:meta>
</office:document-meta>
</file>